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d94e" officeooo:paragraph-rsid="0001d94e"/>
    </style:style>
    <style:style style:name="P2" style:family="paragraph" style:parent-style-name="Standard">
      <style:text-properties officeooo:rsid="0002a2e6" officeooo:paragraph-rsid="0002a2e6"/>
    </style:style>
    <style:style style:name="P3" style:family="paragraph" style:parent-style-name="Standard">
      <style:text-properties officeooo:rsid="0002a2e6" officeooo:paragraph-rsid="00058789"/>
    </style:style>
    <style:style style:name="P4" style:family="paragraph" style:parent-style-name="Standard">
      <style:text-properties officeooo:rsid="00097907" officeooo:paragraph-rsid="00097907"/>
    </style:style>
    <style:style style:name="T1" style:family="text">
      <style:text-properties officeooo:rsid="0006ecb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are some of the Key Impacts or Trends that Will Impact Investments in the Next 3 Years</text:p>
      <text:p text:style-name="P3">The rise in inflation and inflation expectations will likely significantly influence investments in the next three years. There probably will be a recession in both developing and advanced economies. The war in Ukraine has already seen a surge in oil, food, and commodities prices. Given the projected long-term nature of the conflict, prices will be on an upward trend as the global markets adjust to the demand-supply realities. Most countries are likely to raise interest rates (the US and UK have already done so) to counter the inflation. The rise in interest rates will put downward pressure on the developing world currencies, and investors will flee to the safety of assets in the West.</text:p>
      <text:p text:style-name="P1"/>
      <text:p text:style-name="P1"/>
      <text:p text:style-name="P1"/>
      <text:p text:style-name="P2">What characteristics shou<text:span text:style-name="T1">l</text:span>d a long term investor display (700 characters)</text:p>
      <text:p text:style-name="P4">The essential characteristic of a long-term investor is patience, the capacity to forego current consumption in favour of higher returns in the future. This patience allows the investor to save and accumulate capital. However, patience is not enough without an analytical and pragmatic mindset. Being analytical allows the investor to choose suitable investments that will likely yield the desired high returns. Pragmatism enables investors to distinguish reality from the ideal, the positive-normative economics divide. A long-term investor also requires that an investor keep abreast with current global social, economic and political affairs that enable tapping global financial and commodity markets.</text:p>
      <text:p text:style-name="P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2T11:22:03.381864650</meta:creation-date>
    <dc:date>2022-06-22T12:04:06.105149312</dc:date>
    <meta:editing-duration>PT20M38S</meta:editing-duration>
    <meta:editing-cycles>7</meta:editing-cycles>
    <meta:generator>LibreOffice/7.3.3.2$Linux_X86_64 LibreOffice_project/30$Build-2</meta:generator>
    <meta:document-statistic meta:table-count="0" meta:image-count="0" meta:object-count="0" meta:page-count="1" meta:paragraph-count="4" meta:word-count="242" meta:character-count="1562" meta:non-whitespace-character-count="1324"/>
  </office:meta>
</office:document-meta>
</file>